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d5e90"/>
    </style:style>
    <style:style style:name="P2" style:family="paragraph" style:parent-style-name="Standard">
      <style:text-properties style:text-underline-style="none" officeooo:paragraph-rsid="001d5e90"/>
    </style:style>
    <style:style style:name="P3" style:family="paragraph" style:parent-style-name="Standard">
      <style:text-properties style:text-underline-style="none" officeooo:paragraph-rsid="001effb6"/>
    </style:style>
    <style:style style:name="P4" style:family="paragraph" style:parent-style-name="Standard">
      <style:text-properties style:text-underline-style="none" officeooo:paragraph-rsid="001fe43b"/>
    </style:style>
    <style:style style:name="P5" style:family="paragraph" style:parent-style-name="Standard">
      <style:paragraph-properties fo:margin-left="0.238cm" fo:margin-right="0cm" fo:text-indent="-0.265cm" style:auto-text-indent="false">
        <style:tab-stops/>
      </style:paragraph-properties>
      <style:text-properties officeooo:paragraph-rsid="001d5e90"/>
    </style:style>
    <style:style style:name="T1" style:family="text">
      <style:text-properties officeooo:rsid="001d5e90"/>
    </style:style>
    <style:style style:name="T2" style:family="text">
      <style:text-properties officeooo:rsid="001effb6"/>
    </style:style>
    <style:style style:name="T3" style:family="text">
      <style:text-properties officeooo:rsid="001fe4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escription of Prototype</text:span></text:p>
      <text:p text:style-name="P1"><text:span text:style-name="T1"/></text:p>
      <text:p text:style-name="P1"><text:span text:style-name="T1">Since we are only to build one prototype we decided to include most of the final functionality. This allows for far more useful feedback from the end user. There is also the added benefit over a dummy prototype in that if there is deviation from a script, the prototype can demonstrate accurately what is being discussed.<text:line-break/>Fundamentally however, this model is a throw-away. Due to the nature of its construction, the additional functionality (particularly network access, password encryption and a GUI) needed in the final product would be far too difficult to implement.</text:span></text:p>
      <text:p text:style-name="P1"><text:span text:style-name="T1"/></text:p>
      <text:p text:style-name="P1"><text:span text:style-name="T1">Data is stored within CSV files. There are 4 of these - </text:span></text:p>
      <text:p text:style-name="P1"><text:span text:style-name="T1">- .users.csv stores all the relevant user details for each user account.</text:span></text:p>
      <text:p text:style-name="P1"><text:span text:style-name="T1">- .placement.csv stores details for each placement advert</text:span></text:p>
      <text:p text:style-name="P1"><text:span text:style-name="T1">- .studentApplication.csv stores details for applications through the system.</text:span></text:p>
      <text:p text:style-name="P5"><text:span text:style-name="T1">- .studentPlacement.csv stores all placements, whether for placements advertised within the system, or externally.</text:span></text:p>
      <text:p text:style-name="P1"><text:span text:style-name="T1"/></text:p>
      <text:p text:style-name="P2"><text:span text:style-name="T1">Upon entering the system, a user is presented with two options. Either if they have an account, they can log in or if not they can create an account. There are 4 account types: </text:span><text:span text:style-name="T2">Co-Ordinator, Organisation, Academic and Student. Only the last three of these can create an account within the system since there should only ever by one Co-Ordinator which is in effect an “Admin” account.</text:span></text:p>
      <text:p text:style-name="P2"><text:span text:style-name="T2"/></text:p>
      <text:p text:style-name="P3"><text:span text:style-name="T2">If the user opts to create an account they are asked for the necessary details. These are then printed for them to confirm, before the account is added to the .users.csv file. The account however is not usable until it is verified by the co-ordinator.</text:span></text:p>
      <text:p text:style-name="P3"><text:span text:style-name="T2"/></text:p>
      <text:p text:style-name="P3"><text:span text:style-name="T2">If a user attempts to log in, they are asked for their username. If this does not exist, or is not verified, an appropriate error message is printed. If the username does exist, they are asked for their password. If correct they are granted access to the system.<text:line-break/>Upon access, depending on the user type they are presented with several options.</text:span></text:p>
      <text:p text:style-name="P3"><text:span text:style-name="T2">For a student these are-</text:span></text:p>
      <text:p text:style-name="P4"><text:span text:style-name="T3">1. Review advertisements</text:span></text:p>
      <text:p text:style-name="P4"><text:span text:style-name="T3">2. Notify course coordinator of placement success</text:span></text:p>
      <text:p text:style-name="P4"><text:span text:style-name="T3">3. Apply for position</text:span></text:p>
      <text:p text:style-name="P4"><text:span text:style-name="T3"/></text:p>
      <text:p text:style-name="P4"><text:span text:style-name="T3">If the first of these is selected, all placement adverts marked as visible by the co-ordinator are listed. The user is then returned to the menu.<text:line-break/>If the second option is selected, the user can either select an advert from those in the system, or manually enter details of an external placement.</text:span></text:p>
      <text:p text:style-name="P4"><text:span text:style-name="T3">Or, if they select the third, they can apply through the system for an advertised placement.</text:span></text:p>
      <text:p text:style-name="P4"><text:span text:style-name="T3"/></text:p>
      <text:p text:style-name="P4"><text:span text:style-name="T3">For an Organisation or Academic the options are-</text:span></text:p>
      <text:p text:style-name="P4"><text:span text:style-name="T3">1. Submit advertisement</text:span></text:p>
      <text:p text:style-name="P4"><text:span text:style-name="T3">2. View submitted advertisements</text:span></text:p>
      <text:p text:style-name="P4"><text:span text:style-name="T3">3. Approve/Reject Applications</text:span></text:p>
      <text:p text:style-name="P4"><text:span text:style-name="T3"/></text:p>
      <text:p text:style-name="P4"><text:span text:style-name="T3">1 allows them to submit an advert for moderation by the co-ordinator.</text:span></text:p>
      <text:p text:style-name="P4"><text:span text:style-name="T3">2 allows them to see adverts they have already submitted, and whether these have yet been made public.</text:span></text:p>
      <text:p text:style-name="P4"><text:span text:style-name="T3">3 allows them to approve or reject any applications to their adverts.</text:span></text:p>
      <text:p text:style-name="P4"><text:span text:style-name="T3"/></text:p>
      <text:p text:style-name="P4"><text:span text:style-name="T3"/></text:p>
      <text:p text:style-name="P4"><text:soft-page-break/><text:span text:style-name="T3">The Course co-ordinator's options are -</text:span></text:p>
      <text:p text:style-name="P4"><text:span text:style-name="T3">1. View All advertisements</text:span></text:p>
      <text:p text:style-name="P4"><text:span text:style-name="T3">2. Approve/Reject Adverts</text:span></text:p>
      <text:p text:style-name="P4"><text:span text:style-name="T3">3. Submit Advert</text:span></text:p>
      <text:p text:style-name="P4"><text:span text:style-name="T3">4. Approve/Reject New Users</text:span></text:p>
      <text:p text:style-name="P4"><text:span text:style-name="T3">5. View Approved Internships</text:span></text:p>
      <text:p text:style-name="P4"><text:span text:style-name="T3">6. Approve/Reject Internships</text:span></text:p>
      <text:p text:style-name="P4"><text:span text:style-name="T3"/></text:p>
      <text:p text:style-name="P4"><text:span text:style-name="T3">1 lists all adverts stored in the system.</text:span></text:p>
      <text:p text:style-name="P4"><text:span text:style-name="T3">2 allows the co-ordinator to approve or reject adverts submitted by an organisation or academic.</text:span></text:p>
      <text:p text:style-name="P4"><text:span text:style-name="T3">3 allows them to submit an advert for a company. These are automatically approved and made public.</text:span></text:p>
      <text:p text:style-name="P4"><text:span text:style-name="T3">4 allows verification or rejection of new user accounts.</text:span></text:p>
      <text:p text:style-name="P4"><text:span text:style-name="T3">5 is a list of all current approved internships.</text:span></text:p>
      <text:p text:style-name="P4"><text:span text:style-name="T3">6 allows approval / rejection of internships.</text:span><text:span text:style-name="T2"><text:line-break/></text:span></text:p>
      <text:p text:style-name="P3"><text:span text:style-name="T2">Should at any point an error occur (A common one is if one of the files used is not present when the script is started), this is </text:span><text:span text:style-name="T3">appended</text:span><text:span text:style-name="T2"> to the file .errorLo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ctor Grebbell</meta:initial-creator>
    <meta:creation-date>2012-11-25T09:47:39</meta:creation-date>
    <dc:date>2012-11-25T10:44:00</dc:date>
    <dc:creator>Hector Grebbell</dc:creator>
    <meta:editing-duration>PT6M50S</meta:editing-duration>
    <meta:editing-cycles>1</meta:editing-cycles>
    <meta:document-statistic meta:table-count="0" meta:image-count="0" meta:object-count="0" meta:page-count="2" meta:paragraph-count="37" meta:word-count="595" meta:character-count="3570" meta:non-whitespace-character-count="2999"/>
    <meta:generator>LibreOffice/3.6$Linux_X86_64 LibreOffice_project/360m1$Build-2</meta:generator>
  </office:meta>
</office:document-meta>
</file>